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Index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EIndexOutput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IndexOutput.write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EIndexOutpu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IndexOutput.seek( long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EIndexOutpu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IndexOutput.writeByte( byt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IndexOutput.JEIndexOutput( JEDirectory directory , String name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